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333in" table:align="left"/>
    </style:style>
    <style:style style:name="Table1.A" style:family="table-column">
      <style:table-column-properties style:column-width="3.3646in"/>
    </style:style>
    <style:style style:name="Table1.B" style:family="table-column">
      <style:table-column-properties style:column-width="3.4688in"/>
    </style:style>
    <style:style style:name="Table1.A1" style:family="table-cell">
      <style:table-cell-properties fo:padding="0.0382in" fo:border="none"/>
    </style:style>
    <style:style style:name="Table1.B1" style:family="table-cell">
      <style:table-cell-properties fo:padding="0in" fo:border="none"/>
    </style:style>
    <style:style style:name="Table2" style:family="table">
      <style:table-properties style:width="3.2813in" table:align="left"/>
    </style:style>
    <style:style style:name="Table2.A" style:family="table-column">
      <style:table-column-properties style:column-width="2.2757in"/>
    </style:style>
    <style:style style:name="Table2.B" style:family="table-column">
      <style:table-column-properties style:column-width="0.4965in"/>
    </style:style>
    <style:style style:name="Table2.C" style:family="table-column">
      <style:table-column-properties style:column-width="0.509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A8" style:family="table-cell">
      <style:table-cell-properties fo:padding="0.0382in" fo:border-left="0.05pt solid #000000" fo:border-right="none" fo:border-top="none" fo:border-bottom="none"/>
    </style:style>
    <style:style style:name="P1" style:family="paragraph" style:parent-style-name="Table_20_Contents">
      <style:text-properties fo:font-size="10pt" style:font-size-asian="10pt" style:font-size-complex="10pt"/>
    </style:style>
    <style:style style:name="P2" style:family="paragraph" style:parent-style-name="Table_20_Contents">
      <style:text-properties fo:font-size="10pt" style:font-size-asian="8.75pt" style:font-size-complex="10pt"/>
    </style:style>
    <style:style style:name="P3" style:family="paragraph" style:parent-style-name="Standard">
      <style:text-properties fo:font-size="6pt" style:font-size-asian="5.25pt" style:font-size-complex="6pt"/>
    </style:style>
    <style:style style:name="P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able_20_Contents">
      <style:paragraph-properties fo:margin-left="0.0398in" fo:margin-right="0in" fo:text-indent="0in" style:auto-text-indent="false"/>
      <style:text-properties fo:font-size="10pt" style:font-size-asian="10pt" style:font-size-complex="10pt"/>
    </style:style>
    <style:style style:name="P7" style:family="paragraph" style:parent-style-name="Table_20_Contents">
      <style:paragraph-properties fo:margin-left="0.1354in" fo:margin-right="0in" fo:text-indent="-0.1043in" style:auto-text-indent="false">
        <style:tab-stops>
          <style:tab-stop style:position="0.0835in"/>
        </style:tab-stops>
      </style:paragraph-properties>
      <style:text-properties fo:font-size="9pt" style:font-size-asian="9pt" style:font-size-complex="9pt"/>
    </style:style>
    <style:style style:name="P8" style:family="paragraph" style:parent-style-name="Table_20_Contents">
      <style:paragraph-properties fo:margin-left="0.1354in" fo:margin-right="0in" fo:text-indent="-0.1043in" style:auto-text-indent="false">
        <style:tab-stops>
          <style:tab-stop style:position="0.0835in"/>
        </style:tab-stops>
      </style:paragraph-properties>
      <style:text-properties fo:font-size="9pt" fo:font-weight="bold" style:font-size-asian="9pt" style:font-weight-asian="bold" style:font-size-complex="9pt" style:font-weight-complex="bold"/>
    </style:style>
    <style:style style:name="P9" style:family="paragraph" style:parent-style-name="Table_20_Contents">
      <style:paragraph-properties fo:margin-left="0.0311in" fo:margin-right="0in" fo:text-indent="0in" style:auto-text-indent="false">
        <style:tab-stops>
          <style:tab-stop style:position="0.0835in"/>
        </style:tab-stops>
      </style:paragraph-properties>
      <style:text-properties fo:font-size="9pt" style:font-size-asian="9pt" style:font-size-complex="9pt"/>
    </style:style>
    <style:style style:name="P10" style:family="paragraph" style:parent-style-name="Table_20_Contents">
      <style:paragraph-properties fo:margin-left="0.0311in" fo:margin-right="0in" fo:text-indent="0in" style:auto-text-indent="false">
        <style:tab-stops>
          <style:tab-stop style:position="0.0835in"/>
        </style:tab-stops>
      </style:paragraph-properties>
      <style:text-properties fo:font-size="9pt" fo:font-weight="bold" style:font-size-asian="9pt" style:font-weight-asian="bold" style:font-size-complex="9pt" style:font-weight-complex="bold"/>
    </style:style>
    <style:style style:name="P11"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12" style:family="paragraph" style:parent-style-name="Table_20_Contents">
      <style:text-properties fo:font-size="7pt" style:font-size-asian="7pt" style:font-size-complex="7pt"/>
    </style:style>
    <style:style style:name="P13" style:family="paragraph" style:parent-style-name="Table_20_Contents">
      <style:text-properties fo:font-size="7pt" officeooo:paragraph-rsid="0014d8d3" style:font-size-asian="7pt" style:font-size-complex="7pt"/>
    </style:style>
    <style:style style:name="P14" style:family="paragraph" style:parent-style-name="Table_20_Contents">
      <style:paragraph-properties fo:text-align="end" style:justify-single-word="false"/>
      <style:text-properties fo:font-size="7pt" fo:font-weight="bold" style:font-size-asian="7pt" style:font-weight-asian="bold" style:font-size-complex="7pt" style:font-weight-complex="bold"/>
    </style:style>
    <style:style style:name="P15" style:family="paragraph" style:parent-style-name="Table_20_Contents" style:list-style-name="L1">
      <style:paragraph-properties fo:margin-left="0.0311in" fo:margin-right="0in" fo:text-indent="0in" style:auto-text-indent="false">
        <style:tab-stops>
          <style:tab-stop style:position="0.0835in"/>
        </style:tab-stops>
      </style:paragraph-properties>
      <style:text-properties fo:font-size="9pt" fo:font-weight="bold" style:font-size-asian="9pt" style:font-weight-asian="bold" style:font-size-complex="9pt" style:font-weight-complex="bold"/>
    </style:style>
    <style:style style:name="P16" style:family="paragraph" style:parent-style-name="Table_20_Contents" style:list-style-name="L1">
      <style:paragraph-properties fo:margin-left="0.1354in" fo:margin-right="0in" fo:text-indent="-0.1043in" style:auto-text-indent="false">
        <style:tab-stops>
          <style:tab-stop style:position="0.0835in"/>
        </style:tab-stops>
      </style:paragraph-properties>
      <style:text-properties fo:font-size="9pt" style:font-size-asian="9pt" style:font-size-complex="9pt"/>
    </style:style>
    <style:style style:name="P17" style:family="paragraph" style:parent-style-name="Table_20_Contents" style:list-style-name="L1">
      <style:paragraph-properties fo:margin-left="0.1354in" fo:margin-right="0in" fo:text-indent="-0.1043in" style:auto-text-indent="false">
        <style:tab-stops>
          <style:tab-stop style:position="0.0835in"/>
          <style:tab-stop style:position="1.0417in"/>
        </style:tab-stops>
      </style:paragraph-properties>
      <style:text-properties fo:font-size="9pt" style:font-size-asian="9pt" style:font-size-complex="9pt"/>
    </style:style>
    <style:style style:name="P18" style:family="paragraph" style:parent-style-name="Table_20_Contents" style:list-style-name="L1">
      <style:paragraph-properties fo:margin-left="0.1354in" fo:margin-right="0in" fo:text-indent="-0.1043in" style:auto-text-indent="false">
        <style:tab-stops>
          <style:tab-stop style:position="0.0835in"/>
          <style:tab-stop style:position="1.0417in"/>
        </style:tab-stops>
      </style:paragraph-properties>
      <style:text-properties fo:font-size="9pt" officeooo:paragraph-rsid="0014d8d3"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ieavtale for RF-kjelleren</text:p>
      <text:p text:style-name="P4"/>
      <table:table table:name="Table1" table:style-name="Table1">
        <table:table-column table:style-name="Table1.A"/>
        <table:table-column table:style-name="Table1.B"/>
        <table:table-row>
          <table:table-cell table:style-name="Table1.A1" office:value-type="string">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Leietaker:</text:p>
                  <text:p text:style-name="P1"/>
                </table:table-cell>
                <table:covered-table-cell/>
                <table:covered-table-cell/>
              </table:table-row>
              <table:table-row>
                <table:table-cell table:style-name="Table2.A2" table:number-columns-spanned="3" office:value-type="string">
                  <text:p text:style-name="P1">Utleietidspunkt:</text:p>
                  <text:p text:style-name="P1"/>
                  <text:p text:style-name="P1">____/____/________ fra kl. ________ til kl. ________</text:p>
                </table:table-cell>
                <table:covered-table-cell/>
                <table:covered-table-cell/>
              </table:table-row>
              <table:table-row>
                <table:table-cell table:style-name="Table2.A2" table:number-columns-spanned="3" office:value-type="string">
                  <text:p text:style-name="P1">1. ansvarlig og kontaktinfo:</text:p>
                  <text:p text:style-name="P1"/>
                  <text:p text:style-name="P1"/>
                  <text:p text:style-name="P1"/>
                </table:table-cell>
                <table:covered-table-cell/>
                <table:covered-table-cell/>
              </table:table-row>
              <table:table-row>
                <table:table-cell table:style-name="Table2.A2" table:number-columns-spanned="3" office:value-type="string">
                  <text:p text:style-name="P1">2. ansvarlig og kontaktinfo:</text:p>
                  <text:p text:style-name="P1"/>
                  <text:p text:style-name="P1"/>
                  <text:p text:style-name="P1"/>
                </table:table-cell>
                <table:covered-table-cell/>
                <table:covered-table-cell/>
              </table:table-row>
              <table:table-row>
                <table:table-cell table:style-name="Table2.A2" table:number-columns-spanned="3" office:value-type="string">
                  <text:p text:style-name="P1">Leietakers postadresse:</text:p>
                  <text:p text:style-name="P1"/>
                  <text:p text:style-name="P1"/>
                  <text:p text:style-name="P1"/>
                  <text:p text:style-name="P1"/>
                </table:table-cell>
                <table:covered-table-cell/>
                <table:covered-table-cell/>
              </table:table-row>
              <table:table-row>
                <table:table-cell table:style-name="Table2.A2" table:number-columns-spanned="3" office:value-type="string">
                  <text:p text:style-name="P1">E-postadresse for faktura:</text:p>
                  <text:p text:style-name="P1"/>
                  <text:p text:style-name="P1"/>
                </table:table-cell>
                <table:covered-table-cell/>
                <table:covered-table-cell/>
              </table:table-row>
              <table:table-row>
                <table:table-cell table:style-name="Table2.A7" office:value-type="string">
                  <text:p text:style-name="P12">Arrangementets kapasitet (inntil 200)</text:p>
                </table:table-cell>
                <table:table-cell table:style-name="Table2.A2" table:number-columns-spanned="2" office:value-type="string">
                  <text:p text:style-name="P12"/>
                </table:table-cell>
                <table:covered-table-cell/>
              </table:table-row>
              <table:table-row>
                <table:table-cell table:style-name="Table2.A8" office:value-type="string">
                  <text:p text:style-name="P12">Edrue ansvarlige</text:p>
                </table:table-cell>
                <table:table-cell table:style-name="Table2.A2" table:number-columns-spanned="2" office:value-type="string">
                  <text:p text:style-name="P12"/>
                </table:table-cell>
                <table:covered-table-cell/>
              </table:table-row>
              <table:table-row>
                <table:table-cell table:style-name="Table2.A7" office:value-type="string">
                  <text:p text:style-name="P12"><text:s text:c="4"/>Hvorav RF-personell</text:p>
                </table:table-cell>
                <table:table-cell table:style-name="Table2.A2" table:number-columns-spanned="2" office:value-type="string">
                  <text:p text:style-name="P12"/>
                </table:table-cell>
                <table:covered-table-cell/>
              </table:table-row>
              <table:table-row>
                <table:table-cell table:style-name="Table2.A7" office:value-type="string">
                  <text:p text:style-name="P12"/>
                </table:table-cell>
                <table:table-cell table:style-name="Table2.A7" office:value-type="string">
                  <text:p text:style-name="P13">Bruttopris</text:p>
                </table:table-cell>
                <table:table-cell table:style-name="Table2.A2" office:value-type="string">
                  <text:p text:style-name="P13">Mva.</text:p>
                </table:table-cell>
              </table:table-row>
              <table:table-row>
                <table:table-cell table:style-name="Table2.A7" office:value-type="string">
                  <text:p text:style-name="P12">Baranlegg (300,–) / DJ-anlegg (900,– + DJ)</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2">Personell (# ansatte · #[timer+1] · 169,–)</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2">Faktura sendes per post (30,–) / e-post (0,–)</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2">Admingebyr kjeller (500,–) / bar (500,–)</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2">Forhåndskjøp av varer (må spesifiseres)</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2">Annet utstyr (må spesifiseres)</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8" office:value-type="string">
                  <text:p text:style-name="P14">Foreløpig total</text:p>
                </table:table-cell>
                <table:table-cell table:style-name="Table2.A7" office:value-type="string">
                  <text:p text:style-name="P12"/>
                </table:table-cell>
                <table:table-cell table:style-name="Table2.A2" office:value-type="string">
                  <text:p text:style-name="P12"/>
                </table:table-cell>
              </table:table-row>
              <table:table-row>
                <table:table-cell table:style-name="Table2.A7" office:value-type="string">
                  <text:p text:style-name="P14">Foreløpig totalpris inkl. mva.</text:p>
                </table:table-cell>
                <table:table-cell table:style-name="Table2.A2" table:number-columns-spanned="2" office:value-type="string">
                  <text:p text:style-name="P12"/>
                </table:table-cell>
                <table:covered-table-cell/>
              </table:table-row>
            </table:table>
            <text:p text:style-name="Table_20_Contents"/>
            <text:p text:style-name="P1">Kommentarer:</text:p>
            <text:p text:style-name="P1"/>
            <text:p text:style-name="P1"/>
            <text:p text:style-name="P1"/>
            <text:p text:style-name="P1"/>
            <text:p text:style-name="P1"/>
            <text:p text:style-name="P1"/>
            <text:p text:style-name="P1"/>
            <text:p text:style-name="P1"/>
            <text:p text:style-name="P1"/>
            <text:p text:style-name="P1"/>
            <text:p text:style-name="P2">Dato: __________________________________</text:p>
          </table:table-cell>
          <table:table-cell table:style-name="Table1.B1" office:value-type="string">
            <text:list xml:id="list4695293677912680792" text:style-name="L1">
              <text:list-header>
                <text:p text:style-name="P15">Generelt</text:p>
              </text:list-header>
              <text:list-item>
                <text:p text:style-name="P16">Ved brudd på reglene i dette dokumentet kan ansvarlig fra Realistforeningen avbryte arrangementet.</text:p>
              </text:list-item>
              <text:list-item>
                <text:p text:style-name="P16">Alle priser er oppgitt eks. mva. Faktura sendes etterskuddsvis.</text:p>
              </text:list-item>
              <text:list-item>
                <text:p text:style-name="P16">Ved en eventuell avbestilling av leie av kjelleren i tidspunktet fra kontrakten ble inngått til og med 10 dager før utlånsdato, vil lånetaker bli belastet med et beløp på kroner 200,–. Ved avbestilling etter denne datoen belastes leietaker med kroner 700,–.</text:p>
                <text:p text:style-name="P15"/>
                <text:p text:style-name="P15">Personell</text:p>
              </text:list-item>
              <text:list-item>
                <text:p text:style-name="P16">Personellpris for bartender/øvrig personell (per person) er kroner 169,– + mva per time pluss én time for forberedelser og rydding (obligatorisk).</text:p>
              </text:list-item>
              <text:list-item>
                <text:p text:style-name="P17">Personellkrav:<text:line-break/>0-50 personer:<text:tab/>3 personer, hvorav 1 må være fra RF.<text:line-break/>50-100 personer: <text:tab/>4 personer, hvorav 2 må være fra RF.<text:line-break/>100-200 personer: <text:tab/>5 personer, hvorav 3 må være fra RF.</text:p>
              </text:list-item>
              <text:list-item>
                <text:p text:style-name="P18">Ved alkoholservering må hele personalet være fra RF.</text:p>
              </text:list-item>
              <text:list-item>
                <text:p text:style-name="P16">Det trenges også en dørpasser om arrangementet varer lengre en bygningens åpningstider. Leietaker kan stille med dørpasser selv. RFs barpersonell vil kunne gi instruksjoner om hva som må gjøres. Dørpasseren er inkludert i totalantallet under personellkrav.</text:p>
              </text:list-item>
              <text:list-item>
                <text:p text:style-name="P16">Hvis man er under 50 personer kan man istedenfor å ha dørpasser velge å la barpersonellet gå og låse opp etter behov.</text:p>
              </text:list-item>
              <text:list-item>
                <text:p text:style-name="P16">Ved alkoholservering mens det er personer under 18 år i lokalet, kreves en person ekstra.</text:p>
              </text:list-item>
            </text:list>
            <text:p text:style-name="P7"/>
            <text:p text:style-name="P8">Lokalet</text:p>
            <text:list xml:id="list1055133495" text:continue-numbering="true" text:style-name="L1">
              <text:list-item>
                <text:p text:style-name="P16">Etter kl. 22:00 på hverdager stenges døren til bygget automatisk.</text:p>
              </text:list-item>
              <text:list-item>
                <text:p text:style-name="P16">Hvis arrangementet er lite, så er lånetaker selv ansvarlig for at ingen av gjestene nyter medbrakt alkohol. Ved brudd på dette kan leietaker belastes med et gebyr på kroner 750.–.</text:p>
              </text:list-item>
              <text:list-item>
                <text:p text:style-name="P16">Baren stenger senest en halv time før utlånets slutt, og ikke etter klokken 01:30. Ved utlånets slutt skal de ansvarlige fra leietager hjelpe til med å få ut gjestene, og hjelpe til med å rydde kjelleren.</text:p>
              </text:list-item>
              <text:list-item>
                <text:p text:style-name="P16">Kjelleren skal være ryddet innen en halv time etter utlånets slutt. Etter det kan RF kreve overtidsbetaling til personell for utestående arbeid. </text:p>
              </text:list-item>
            </text:list>
            <text:p text:style-name="P9"/>
            <text:p text:style-name="P10">Lydanlegg</text:p>
            <text:list xml:id="list441032793" text:continue-numbering="true" text:style-name="L1">
              <text:list-item>
                <text:p text:style-name="P16">RF-Regi kan skaffe ekstrautstyr etter behov, eksempler er projektor, taleanlegg med mikrofon, anlegg til debatter med flere mikrofoner, eller full PA og scenelys til konsertbruk. Pris for dette avtales direkte med Regi. Mikrofon kan kobles til anlegget uten ekstra kostnad hvis DJ er innleid.</text:p>
              </text:list-item>
              <text:list-item>
                <text:p text:style-name="P16">Ved bruk av musikkanlegget bak baren må lånetaker stille med egen musikk. Anlegget har både CD-spiller og inngang til MP3-spiller. Anlegget er ikke designet til å fylle hele lokalet med musikk. Merk også at CD-spilleren er bak baren, slik at personen som betjener den må være edru.</text:p>
              </text:list-item>
            </text:list>
            <text:p text:style-name="P7"/>
            <text:p text:style-name="P8">Ekstra</text:p>
            <text:list xml:id="list2141892854" text:continue-numbering="true" text:style-name="L1">
              <text:list-item>
                <text:p text:style-name="P16">RF kan stille med det meste av anlegg, drikkevarer og musikk utover det som er standard. Dette må meldes fra om i god tid. Hva dette koster ekstra, avhenger av hva dere ønsker.</text:p>
              </text:list-item>
            </text:list>
            <text:p text:style-name="P7"/>
            <text:p text:style-name="P8">Forbehold</text:p>
            <text:list xml:id="list1165429559" text:continue-numbering="true" text:style-name="L1">
              <text:list-item>
                <text:p text:style-name="P16">Alle arrangementer arrangeres med forbehold om tillatelse fra Teknisk avdeling ved UiO.</text:p>
              </text:list-item>
            </text:list>
          </table:table-cell>
        </table:table-row>
        <table:table-row>
          <table:table-cell table:style-name="Table1.A1" office:value-type="string">
            <text:p text:style-name="P2"/>
            <text:p text:style-name="P2"/>
            <text:p text:style-name="P2"/>
            <text:p text:style-name="P2">_______________________________________</text:p>
            <text:p text:style-name="P2"><text:s/>Utleieansvarlig for Realistforeningen</text:p>
          </table:table-cell>
          <table:table-cell table:style-name="Table1.B1" office:value-type="string">
            <text:p text:style-name="P6"/>
            <text:p text:style-name="P6"/>
            <text:p text:style-name="P6"/>
            <text:p text:style-name="P6">_______________________________________</text:p>
            <text:p text:style-name="P6"><text:s/>Ansvarlig leietaker</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472in" fo:margin-left="0.7083in" fo:margin-right="0.7083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 </meta:initial-creator>
    <meta:creation-date>2013-02-05T17:36:46</meta:creation-date>
    <dc:date>2015-01-20T16:02:56</dc:date>
    <meta:editing-duration>PT34M9S</meta:editing-duration>
    <meta:editing-cycles>14</meta:editing-cycles>
    <meta:generator>LibreOffice/4.0.4.2$Linux_X86_64 LibreOffice_project/400m0$Build-2</meta:generator>
    <meta:printed-by>Me! </meta:printed-by>
    <meta:print-date>2013-02-05T18:27:06</meta:print-date>
    <meta:document-statistic meta:table-count="2" meta:image-count="0" meta:object-count="0" meta:page-count="2" meta:paragraph-count="51" meta:word-count="553" meta:character-count="3523" meta:non-whitespace-character-count="3040"/>
  </office:meta>
</office:document-meta>
</file>